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5.4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3" table:default-cell-style-name="ce2"/>
        <table:table-column table:style-name="co3" table:number-columns-repeated="3" table:default-cell-style-name="Default"/>
        <table:table-row table:style-name="ro1">
          <table:table-cell office:value-type="float" office:value="11776029" calcext:value-type="float">
            <text:p>11.776.029,00</text:p>
          </table:table-cell>
          <table:table-cell office:value-type="float" office:value="12341996" calcext:value-type="float">
            <text:p>12.341.996,00</text:p>
          </table:table-cell>
          <table:table-cell table:formula="of:=[.B1]/[.A1]" office:value-type="float" office:value="1.04806093802928" calcext:value-type="float">
            <text:p>1,04806093802928</text:p>
          </table:table-cell>
          <table:table-cell table:formula="of:=[.C1]-1" office:value-type="percentage" office:value="0.0480609380292796" calcext:value-type="percentage">
            <text:p>4,81%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float" office:value="1154671" calcext:value-type="float">
            <text:p>1.154.671,00</text:p>
          </table:table-cell>
          <table:table-cell office:value-type="float" office:value="1208708" calcext:value-type="float">
            <text:p>1.208.708,00</text:p>
          </table:table-cell>
          <table:table-cell table:formula="of:=[.B2]/[.A2]" office:value-type="float" office:value="1.04679861189897" calcext:value-type="float">
            <text:p>1,04679861189897</text:p>
          </table:table-cell>
          <table:table-cell table:formula="of:=[.C2]-1" office:value-type="percentage" office:value="0.0467986118989738" calcext:value-type="percentage">
            <text:p>4,68%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float" office:value="110162" calcext:value-type="float">
            <text:p>110.162,00</text:p>
          </table:table-cell>
          <table:table-cell office:value-type="float" office:value="117337" calcext:value-type="float">
            <text:p>117.337,00</text:p>
          </table:table-cell>
          <table:table-cell table:formula="of:=[.B3]/[.A3]" office:value-type="float" office:value="1.06513135200886" calcext:value-type="float">
            <text:p>1,06513135200886</text:p>
          </table:table-cell>
          <table:table-cell table:formula="of:=[.C3]-1" office:value-type="percentage" office:value="0.0651313520088597" calcext:value-type="percentage">
            <text:p>6,5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cl</text:p>
          </table:table-cell>
        </table:table-row>
        <table:table-row table:style-name="ro1">
          <table:table-cell office:value-type="float" office:value="102133" calcext:value-type="float">
            <text:p>102.133,00</text:p>
          </table:table-cell>
          <table:table-cell office:value-type="float" office:value="116773" calcext:value-type="float">
            <text:p>116.773,00</text:p>
          </table:table-cell>
          <table:table-cell table:formula="of:=[.B4]/[.A4]" office:value-type="float" office:value="1.14334250438154" calcext:value-type="float">
            <text:p>1,14334250438154</text:p>
          </table:table-cell>
          <table:table-cell table:formula="of:=[.C4]-1" office:value-type="percentage" office:value="0.143342504381542" calcext:value-type="percentage">
            <text:p>14,3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p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6T19:00:29.753229499</meta:creation-date>
    <dc:date>2020-06-26T19:07:34.473489969</dc:date>
    <meta:editing-duration>PT7M4S</meta:editing-duration>
    <meta:editing-cycles>2</meta:editing-cycles>
    <meta:generator>LibreOffice/6.3.5.2$Linux_X86_64 LibreOffice_project/30$Build-2</meta:generator>
    <meta:document-statistic meta:table-count="1" meta:cell-count="26" meta:object-count="0"/>
  </office:meta>
</office:document-meta>
</file>